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List_20_Paragraph">
      <style:text-properties fo:font-size="14pt" fo:language="zxx" fo:country="none" fo:font-style="italic" fo:font-weight="bold" style:font-size-asian="14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style style:name="P2" style:family="paragraph" style:parent-style-name="List_20_Paragraph">
      <style:text-properties fo:language="zxx" fo:country="none" style:language-asian="zxx" style:country-asian="none" style:language-complex="zxx" style:country-complex="none"/>
    </style:style>
    <style:style style:name="P3" style:family="paragraph" style:parent-style-name="List_20_Paragraph">
      <style:text-properties fo:language="zxx" fo:country="none" officeooo:rsid="001ba5c4" officeooo:paragraph-rsid="001ba5c4" style:language-asian="zxx" style:country-asian="none" style:language-complex="zxx" style:country-complex="none"/>
    </style:style>
    <style:style style:name="P4" style:family="paragraph" style:parent-style-name="List_20_Paragraph">
      <style:text-properties officeooo:paragraph-rsid="0014ba3b"/>
    </style:style>
    <style:style style:name="P5" style:family="paragraph" style:parent-style-name="List_20_Paragraph">
      <style:text-properties officeooo:rsid="00199054" officeooo:paragraph-rsid="00199054"/>
    </style:style>
    <style:style style:name="P6" style:family="paragraph" style:parent-style-name="List_20_Paragraph">
      <style:paragraph-properties fo:padding-left="0cm" fo:padding-right="0cm" fo:padding-top="0cm" fo:padding-bottom="0.035cm" fo:border-left="none" fo:border-right="none" fo:border-top="none" fo:border-bottom="0.74pt solid #000000"/>
      <style:text-properties fo:language="zxx" fo:country="none" style:language-asian="zxx" style:country-asian="none" style:language-complex="zxx" style:country-complex="none"/>
    </style:style>
    <style:style style:name="P7" style:family="paragraph" style:parent-style-name="List_20_Paragraph" style:master-page-name="Standard">
      <style:paragraph-properties style:page-number="auto"/>
      <style:text-properties fo:font-size="36pt" fo:language="zxx" fo:country="none" fo:font-weight="bold" style:font-size-asian="36pt" style:language-asian="zxx" style:country-asian="none" style:font-weight-asian="bold" style:font-size-complex="36pt" style:language-complex="zxx" style:country-complex="none" style:font-weight-complex="bold"/>
    </style:style>
    <style:style style:name="P8" style:family="paragraph" style:parent-style-name="List_20_Paragraph">
      <style:text-properties fo:language="es" fo:country="VE" officeooo:paragraph-rsid="0020fb29"/>
    </style:style>
    <style:style style:name="T1" style:family="text">
      <style:text-properties officeooo:rsid="00106f91"/>
    </style:style>
    <style:style style:name="T2" style:family="text">
      <style:text-properties fo:language="zxx" fo:country="none" style:language-asian="zxx" style:country-asian="none" style:language-complex="zxx" style:country-complex="none"/>
    </style:style>
    <style:style style:name="T3" style:family="text">
      <style:text-properties fo:language="zxx" fo:country="none" officeooo:rsid="0014ba3b" style:language-asian="zxx" style:country-asian="none" style:language-complex="zxx" style:country-complex="none"/>
    </style:style>
    <style:style style:name="T4" style:family="text">
      <style:text-properties fo:language="zxx" fo:country="none" officeooo:rsid="0014de4a" style:language-asian="zxx" style:country-asian="none" style:language-complex="zxx" style:country-complex="none"/>
    </style:style>
    <style:style style:name="T5" style:family="text">
      <style:text-properties fo:language="zxx" fo:country="none" officeooo:rsid="0016b68e" style:language-asian="zxx" style:country-asian="none" style:language-complex="zxx" style:country-complex="none"/>
    </style:style>
    <style:style style:name="T6" style:family="text">
      <style:text-properties fo:language="zxx" fo:country="none" officeooo:rsid="0020fb29" style:language-asian="zxx" style:country-asian="none" style:language-complex="zxx" style:country-complex="none"/>
    </style:style>
    <style:style style:name="T7" style:family="text">
      <style:text-properties officeooo:rsid="001e47c7"/>
    </style:style>
    <style:style style:name="T8" style:family="text">
      <style:text-properties officeooo:rsid="0020fb29"/>
    </style:style>
    <style:style style:name="T9" style:family="text">
      <style:text-properties style:language-asian="zxx" style:country-asian="none" style:language-complex="zxx" style:country-complex="none"/>
    </style:style>
    <style:style style:name="T10" style:family="text">
      <style:text-properties officeooo:rsid="0020fb29" style:language-asian="zxx" style:country-asian="none" style:language-complex="zxx" style:country-complex="none"/>
    </style:style>
    <style:style style:name="T11" style:family="text">
      <style:text-properties fo:language="en" fo:country="US" style:language-asian="zxx" style:country-asian="none" style:language-complex="zxx" style:country-complex="none"/>
    </style:style>
    <style:style style:name="T12" style:family="text">
      <style:text-properties fo:language="en" fo:country="US" officeooo:rsid="0020fb29" style:language-asian="zxx" style:country-asian="none" style:language-complex="zxx" style:country-complex="none"/>
    </style:style>
    <style:style style:name="T13" style:family="text">
      <style:text-properties fo:language="en" fo:country="US" officeooo:rsid="0023b34f" style:language-asian="zxx" style:country-asian="none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Quentin</text:p>
      <text:p text:style-name="P1">Pícaro</text:p>
      <text:p text:style-name="P1">Semi-Elfo, <text:span text:style-name="T7">46</text:span></text:p>
      <text:p text:style-name="P1"/>
      <text:p text:style-name="P2">(Personaje de referencia: Gaius, FE:A)</text:p>
      <text:p text:style-name="P2"/>
      <text:p text:style-name="P4"><text:span text:style-name="T2">Personalidad: Ligeramente engreído, distante y algo cortante. Le molesta trabajar en equipo, que le impongan reglas, y tener que compartir </text:span><text:span text:style-name="T3">(Aunque se han sabido casos de el siendo bastante generoso, mas que nada por empatia y lastima)</text:span><text:span text:style-name="T2">. No es extraño a la traición, ni a traicionar. P</text:span><text:span text:style-name="T4">o</text:span><text:span text:style-name="T2">r lo general es </text:span><text:span text:style-name="T5">bastante tranquilo, mostrandose no indiferente, pero tampoco necesariamente serio.</text:span></text:p>
      <text:p text:style-name="P5"><text:span text:style-name="T5">C</text:span><text:span text:style-name="T2">uando esta nervioso, tiende a esconderlo detras de una sonrisa engreida.</text:span></text:p>
      <text:p text:style-name="P3">Tiene mucha confianza en sus habilidades.</text:p>
      <text:p text:style-name="P2"/>
      <text:p text:style-name="P2">Aprendió a hablar (un idioma) trás leer un libro que robó de una academia a la cuál se escabullo por un trabajo.</text:p>
      <text:p text:style-name="P2"/>
      <text:p text:style-name="P2">Creció sin sus padres, en cambio lo crió un granjero humano que lo encontró en una cesta en la ciudad. A los 17, solía pasarse más tiempo en la ciudad que en la granja de su padre, ahí conoció a unas malas compañias, quienes lo incluyeron al mundo de robar</text:p>
      <text:p text:style-name="P2">A los 19, los atraparon a todos menos a él; ya que otro ladrón, más experimentado, casualmente tenía un encargo en esa parte y lo encontró, y lo salvó. Le dijo que vió talento, y que podía enseñarle a usar ese talento para la ganancia de los dos; o podía ir a conocer al guardia. La decisión fué simple.</text:p>
      <text:p text:style-name="P2">Ahora, de 46 años, Quentin es un ladrón con poco reconocimiento, pero buena reputación.</text:p>
      <text:p text:style-name="P2">No ha vuelto a visitar a su padre adoptivo.</text:p>
      <text:p text:style-name="P2"/>
      <text:p text:style-name="P2">Le gusta leer, especialmente libros de habilidades.</text:p>
      <text:p text:style-name="P6"/>
      <text:p text:style-name="List_20_Paragraph"><text:span text:style-name="T2">Durante uno de sus encargos, conoció un </text:span><text:span text:style-name="T6">mago</text:span><text:span text:style-name="T2">, que en ausencia de un pago en oro, le enseño unos cuántos trucos de su profesión, </text:span><text:span text:style-name="T13">como leer magia, un libro de Draconico, y como convocar a un Familiar</text:span><text:span text:style-name="T2">. Quentin aprendió de el y obtuvo un posible nivel en la Clase de </text:span><text:span text:style-name="T6">Mago.</text:span></text:p>
      <text:p text:style-name="List_20_Paragraph"><text:span text:style-name="T2">Después que el </text:span><text:span text:style-name="T6">Mago</text:span><text:span text:style-name="T2"> se fué, lo encontró en la taverna y le robó todo lo que tenía. “Siendo honesto, necesitaba el oro.”</text:span></text:p>
      <text:p text:style-name="P8"><text:span text:style-name="T10">Éstos </text:span><text:span text:style-name="T12">objetos robados incluyen varios tomos de hechizos, y un libro personal de hechizo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Segoe UI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false" style:font-name-asian="Segoe UI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Guest User</meta:initial-creator>
    <meta:editing-cycles>50</meta:editing-cycles>
    <meta:creation-date>2019-12-31T06:36:00</meta:creation-date>
    <dc:date>2020-01-30T17:38:53.141000000</dc:date>
    <meta:editing-duration>PT1H20M47S</meta:editing-duration>
    <meta:generator>LibreOffice/6.3.4.2$Windows_X86_64 LibreOffice_project/60da17e045e08f1793c57c00ba83cdfce946d0aa</meta:generator>
    <meta:document-statistic meta:table-count="0" meta:image-count="0" meta:object-count="0" meta:page-count="1" meta:paragraph-count="16" meta:word-count="334" meta:character-count="1888" meta:non-whitespace-character-count="157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